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e580" officeooo:paragraph-rsid="0013e58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6,13 de julio</text:p>
      <text:p text:style-name="P1">3,17,31 de agos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21:50:32.886952517</meta:creation-date>
    <meta:editing-duration>PT57M8S</meta:editing-duration>
    <meta:editing-cycles>2</meta:editing-cycles>
    <meta:generator>LibreOffice/6.0.7.3$Linux_X86_64 LibreOffice_project/00m0$Build-3</meta:generator>
    <dc:date>2019-09-10T22:57:50.155485883</dc:date>
    <meta:document-statistic meta:table-count="0" meta:image-count="0" meta:object-count="0" meta:page-count="1" meta:paragraph-count="2" meta:word-count="6" meta:character-count="30" meta:non-whitespace-character-count="26"/>
  </office:meta>
</office:document-meta>
</file>